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55269" loext:opacity="100%" fo:font-size="20pt" officeooo:rsid="001144a7" officeooo:paragraph-rsid="001144a7" style:font-size-asian="17.5pt" style:font-size-complex="20pt"/>
    </style:style>
    <style:style style:name="P2" style:family="paragraph" style:parent-style-name="Standard">
      <style:text-properties fo:color="#355269" loext:opacity="100%" fo:font-size="15pt" fo:font-weight="normal" officeooo:rsid="001144a7" officeooo:paragraph-rsid="001144a7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color="#355269" loext:opacity="100%" fo:font-size="15pt" fo:font-weight="normal" officeooo:rsid="0012c788" officeooo:paragraph-rsid="0012c788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color="#355269" loext:opacity="100%" fo:font-size="15pt" fo:font-weight="normal" officeooo:rsid="001470f3" officeooo:paragraph-rsid="001470f3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color="#355269" loext:opacity="100%" fo:font-size="15pt" fo:font-weight="normal" officeooo:rsid="00171172" officeooo:paragraph-rsid="0012c788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color="#355269" loext:opacity="100%" fo:font-size="15pt" fo:font-weight="normal" officeooo:rsid="00171172" officeooo:paragraph-rsid="00171172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color="#355269" loext:opacity="100%" fo:font-size="15pt" fo:font-weight="normal" officeooo:rsid="001ba24e" officeooo:paragraph-rsid="001ba24e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color="#355269" loext:opacity="100%" fo:font-size="15pt" fo:font-weight="normal" officeooo:rsid="001ba24e" officeooo:paragraph-rsid="001ba24e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color="#355269" loext:opacity="100%" fo:font-size="15pt" fo:font-weight="normal" officeooo:rsid="0020b8b8" officeooo:paragraph-rsid="0020b8b8" style:font-size-asian="13.1000003814697pt" style:font-weight-asian="normal" style:font-size-complex="1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c78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70f3"/>
    </style:style>
    <style:style style:name="T5" style:family="text">
      <style:text-properties officeooo:rsid="001e5b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ness and Working of Conflict Resolution</text:p>
      <text:p text:style-name="P1"/>
      <text:p text:style-name="P1"/>
      <text:p text:style-name="P2">Our Fisrt Step is adding the minimum edge of each node to the MST.</text:p>
      <text:p text:style-name="P2"><text:tab/><text:tab/>This step is trivially correct.</text:p>
      <text:p text:style-name="P2"/>
      <text:p text:style-name="P2"/>
      <text:p text:style-name="P2">Second step we get the conflicts ( <text:span text:style-name="T1">where my minimum has me as its minimum</text:span> )</text:p>
      <text:p text:style-name="P2"><text:tab/><text:tab/>These are the number of edges we will need to add.</text:p>
      <text:p text:style-name="P2"><text:tab/><text:tab/>These are like the groups in Boruvka’s algorithm.</text:p>
      <text:p text:style-name="P2"><text:tab/><text:tab/>They are unconnected by logic;</text:p>
      <text:p text:style-name="P2"><text:tab/><text:tab/><text:tab/><text:tab/>If a node(1) connects to another node(2),</text:p>
      <text:p text:style-name="P2"><text:tab/><text:tab/><text:tab/><text:tab/>and node(2) connects to yet another node(3).</text:p>
      <text:p text:style-name="P2"><text:tab/><text:tab/><text:tab/><text:tab/>Then the edge between (2) and (3) is smaller than <text:tab/><text:tab/><text:tab/><text:tab/><text:tab/><text:tab/>the edge between (1) and (2).</text:p>
      <text:p text:style-name="P2"><text:tab/><text:tab/><text:tab/><text:tab/>This inequality continues for the whole chain.</text:p>
      <text:p text:style-name="P2"><text:tab/><text:tab/><text:tab/><text:tab/>Stopping at the point of conflict where,</text:p>
      <text:p text:style-name="P2"><text:tab/><text:tab/><text:tab/><text:tab/><text:tab/>(1) and (2) connect to eachother.</text:p>
      <text:p text:style-name="P2"><text:tab/><text:tab/><text:tab/><text:tab/>So, no edge can form between such groups, <text:span text:style-name="T2">as each <text:tab/><text:tab/><text:tab/><text:tab/><text:tab/>node can connect to only one other node.</text:span></text:p>
      <text:p text:style-name="P2"/>
      <text:p text:style-name="P3">Third step we give chains and groups to the node.</text:p>
      <text:p text:style-name="P3"><text:tab/><text:tab/>Group number is the conflict location.</text:p>
      <text:p text:style-name="P3"><text:tab/><text:tab/>Chains are there to speed up processing.</text:p>
      <text:p text:style-name="P3"/>
      <text:p text:style-name="P3"/>
      <text:p text:style-name="P3">Fourth step we repeat till no conflicts.</text:p>
      <text:p text:style-name="P3"><text:tab/><text:tab/>Each group<text:span text:style-name="T4">(a)</text:span> will try to reach another group<text:span text:style-name="T4">(b)</text:span> by its smallest </text:p>
      <text:p text:style-name="P3"><text:tab/><text:tab/><text:tab/><text:span text:style-name="T3">external edge.</text:span></text:p>
      <text:p text:style-name="P3"><text:tab/><text:tab/><text:span text:style-name="T4">This can now be seen as <text:tab/>node(a) <text:tab/> connecting to<text:tab/> node(b).</text:span></text:p>
      <text:p text:style-name="P3"><text:tab/></text:p>
      <text:p text:style-name="P3"/>
      <text:p text:style-name="P5"/>
      <text:p text:style-name="P4">So like in mergesort,<text:tab/>we stop when at one element.</text:p>
      <text:p text:style-name="P4"/>
      <text:p text:style-name="P4"/>
      <text:p text:style-name="P4"/>
      <text:p text:style-name="P6">This algothrim’s correctness is based on not adding any edge outside the mst.</text:p>
      <text:p text:style-name="P6"><text:tab/>I we consider only one group, it will be Prim’s algorithm.</text:p>
      <text:p text:style-name="P6"/>
      <text:p text:style-name="P6"/>
      <text:p text:style-name="P6"><text:soft-page-break/></text:p>
      <text:p text:style-name="P7">Example execution.</text:p>
      <text:p text:style-name="P7"/>
      <text:p text:style-name="P7">Consider the graph, <text:tab/>from geeks_for_geeks </text:p>
      <text:p text:style-name="P7"><text:tab/><text:tab/> <text:tab/><text:line-break/><text:tab/><text:tab/><text:tab/>0 – <text:s/>1 (2) <text:s/>3 (6)</text:p>
      <text:p text:style-name="P7"><text:tab/><text:tab/><text:tab/>1 – <text:s/>2 (3) <text:s/>3 (8) 4 ( 5)</text:p>
      <text:p text:style-name="P7"><text:tab/><text:tab/><text:tab/>2 – <text:s/>4 (5)</text:p>
      <text:p text:style-name="P7"><text:tab/><text:tab/><text:tab/>3 – 4 (9)</text:p>
      <text:p text:style-name="P7"><text:tab/></text:p>
      <text:p text:style-name="P7">First step -&gt;<text:tab/>MST has 0-1 , 2-1 , 3-0 , 4-1.</text:p>
      <text:p text:style-name="P7"><text:tab/><text:tab/><text:tab/>conflict <text:tab/><text:span text:style-name="T5">1-0</text:span> , </text:p>
      <text:p text:style-name="P7"><text:tab/><text:tab/>Giving answer in first step. </text:p>
      <text:p text:style-name="P7"/>
      <text:p text:style-name="P9">Now, consider new edge<text:tab/>3-4 (1)</text:p>
      <text:p text:style-name="P9"><text:tab/></text:p>
      <text:p text:style-name="P9">First step -&gt;<text:tab/>MST has 0-1 , 2-1 , 3-4</text:p>
      <text:p text:style-name="P9"><text:tab/><text:tab/><text:tab/>conflict <text:s text:c="2"/>1-0 <text:s/>, <text:s text:c="2"/>4-3</text:p>
      <text:p text:style-name="P9"><text:tab/><text:tab/></text:p>
      <text:p text:style-name="P9"><text:tab/>Second step is getiing two groups as 1 and 4.</text:p>
      <text:p text:style-name="P9"><text:tab/><text:tab/>In group 1 minimum to another group is <text:s/><text:tab/>1 – 4(5)</text:p>
      <text:p text:style-name="P9"><text:tab/><text:tab/>In group 4 minimum to another group is <text:tab/><text:tab/>4 – 1(5)</text:p>
      <text:p text:style-name="P9"/>
      <text:p text:style-name="P9"><text:tab/>we get new edge for MST <text:tab/>1 - 4 </text:p>
      <text:p text:style-name="P9"><text:tab/>and one conflict <text:tab/><text:tab/><text:tab/>1 – 4</text:p>
      <text:p text:style-name="P9"><text:tab/><text:tab/></text:p>
      <text:p text:style-name="P9">giving final MST<text:tab/><text:tab/> 0-1, 1-2, 3-4, 1-4.</text:p>
      <text:p text:style-name="P9"/>
      <text:p text:style-name="P9"/>
      <text:p text:style-name="P9"/>
      <text:p text:style-name="P6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09:37:57.548358937</meta:creation-date>
    <dc:date>2025-11-10T10:22:03.195381803</dc:date>
    <meta:editing-duration>PT24M20S</meta:editing-duration>
    <meta:editing-cycles>8</meta:editing-cycles>
    <meta:generator>LibreOffice/24.2.7.2$Linux_X86_64 LibreOffice_project/420$Build-2</meta:generator>
    <meta:print-date>2025-11-10T10:21:37.386187306</meta:print-date>
    <meta:printed-by>PDF files</meta:printed-by>
    <meta:document-statistic meta:table-count="0" meta:image-count="0" meta:object-count="0" meta:page-count="2" meta:paragraph-count="48" meta:word-count="337" meta:character-count="1845" meta:non-whitespace-character-count="1412"/>
  </office:meta>
</office:document-meta>
</file>